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ncy Lyall – Band of Brothers </text:p>
      <text:p text:style-name="Standard"/>
      <text:p text:style-name="Standard"><text:s/>grew up Orange, Texas remained on the farm until 1939</text:p>
      <text:p text:style-name="Standard"><text:tab/>Then moved to Pennsilvania </text:p>
      <text:p text:style-name="Standard"><text:tab/>father had a job on tankers</text:p>
      <text:p text:style-name="Standard"/>
      <text:p text:style-name="Standard">June 1939 – Bought a house in Lynwood, PA</text:p>
      <text:p text:style-name="Standard"><text:tab/>he was not 18 when the war broke out but his parents lied about his age so he could join</text:p>
      <text:p text:style-name="Standard"><text:tab/>he did not have any prior reserves about the Germans and Japanese</text:p>
      <text:p text:style-name="Standard"/>
      <text:p text:style-name="Standard">Indian town gap, PA – preemtive </text:p>
      <text:p text:style-name="Standard"><text:tab/>went to camp Blanding in FL for his training </text:p>
      <text:p text:style-name="Standard"><text:tab/>stayed there for 6-8 weeks </text:p>
      <text:p text:style-name="Standard"><text:tab/>volenteered for Airborne </text:p>
      <text:p text:style-name="Standard">he then went to Fort Benning </text:p>
      <text:p text:style-name="Standard"><text:tab/>no buildings here at the time </text:p>
      <text:p text:style-name="Standard">after this he went to an Airborne school to learn how to jump</text:p>
      <text:p text:style-name="Standard"/>
      <text:p text:style-name="Standard">4<text:span text:style-name="T1">th</text:span> jump </text:p>
      <text:p text:style-name="Standard"><text:tab/>one of the officers (Hathaway) after this jump found out he was 16 – did not say anything</text:p>
      <text:p text:style-name="Standard"><text:tab/>he would have an argument and fight with this man later and lose a passs off the base</text:p>
      <text:p text:style-name="Standard"><text:tab/></text:p>
      <text:p text:style-name="Standard">Life outside camp</text:p>
      <text:p text:style-name="Standard"><text:tab/>Pinny City – it was an open town</text:p>
      <text:p text:style-name="Standard"><text:tab/>Columbus had a few nice places </text:p>
      <text:p text:style-name="Standard"><text:tab/>he got two or three passes into each town </text:p>
      <text:p text:style-name="Standard"><text:tab/></text:p>
      <text:p text:style-name="Standard"/>
      <text:p text:style-name="Standard">Training </text:p>
      <text:p text:style-name="Standard"><text:tab/>nutcracker was the only bad task</text:p>
      <text:p text:style-name="Standard"><text:tab/>Harness training</text:p>
      <text:p text:style-name="Standard"/>
      <text:p text:style-name="Standard">the rest of it was good </text:p>
      <text:p text:style-name="Standard"/>
      <text:p text:style-name="Standard">Went to England on the Walker </text:p>
      <text:p text:style-name="Standard"><text:tab/>landed in Liverpool</text:p>
      <text:p text:style-name="Standard"><text:tab/><text:tab/>reported to 2<text:span text:style-name="T1">nd</text:span> battalion of the 101<text:span text:style-name="T1">st</text:span> airborne</text:p>
      <text:p text:style-name="Standard"><text:tab/><text:tab/>stayed there until 3<text:span text:style-name="T1">rd</text:span> of June then they went to jump</text:p>
      <text:p text:style-name="Standard"/>
      <text:p text:style-name="Standard">there was a lot of praying before hand</text:p>
      <text:p text:style-name="Standard"><text:tab/>biggest worry was not letting your comrades down </text:p>
      <text:p text:style-name="Standard"><text:tab/>He would miss home only a little bit </text:p>
      <text:p text:style-name="Standard"><text:tab/></text:p>
      <text:p text:style-name="Standard"/>
      <text:p text:style-name="Standard">Before the Jump he was briefed twice for the mission </text:p>
      <text:p text:style-name="Standard"><text:tab/>he was in heavy weapons </text:p>
      <text:p text:style-name="Standard"><text:tab/>he tested the weapons before they jumped </text:p>
      <text:p text:style-name="Standard"><text:tab/>they stayed busy</text:p>
      <text:p text:style-name="Standard"><text:tab/>they wrote last wills on the day before</text:p>
      <text:p text:style-name="Standard"><text:soft-page-break/></text:p>
      <text:p text:style-name="Standard">they could not leave his batallion section as the day came closer </text:p>
      <text:p text:style-name="Standard"/>
      <text:p text:style-name="Standard">he knew they were going to jump but not sure where, </text:p>
      <text:p text:style-name="Standard"><text:tab/>they wanted to get on with the mission </text:p>
      <text:p text:style-name="Standard"><text:tab/>the battalions knew their orders very well,</text:p>
      <text:p text:style-name="Standard"><text:tab/>they spoke to no one about the mission</text:p>
      <text:p text:style-name="Standard"/>
      <text:p text:style-name="Standard"/>
      <text:p text:style-name="Standard"/>
      <text:p text:style-name="Standard">carried Carbine, .45 pistol, granades, and ammo for 30 caliber </text:p>
      <text:p text:style-name="Standard"><text:tab/>when he hit the ground all his gear was all over the place</text:p>
      <text:p text:style-name="Standard"><text:tab/>he only had a pistol and his knife when he dropped into Normandy </text:p>
      <text:p text:style-name="Standard"><text:tab/></text:p>
      <text:p text:style-name="Standard">he did not find the food bad,</text:p>
      <text:p text:style-name="Standard"><text:tab/>only thing bad was warm beer </text:p>
      <text:p text:style-name="Standard"><text:tab/></text:p>
      <text:p text:style-name="Standard">11:30 he was on the plane jumped by 1:30</text:p>
      <text:p text:style-name="Standard"><text:tab/>he got a motivational speech from Winston Chruchill </text:p>
      <text:p text:style-name="Standard"><text:tab/></text:p>
      <text:p text:style-name="Standard">on the plane the mood of the soldiers</text:p>
      <text:p text:style-name="Standard"><text:tab/>no one would say if they were scared, </text:p>
      <text:p text:style-name="Standard"><text:tab/>they tried not to think about the event </text:p>
      <text:p text:style-name="Standard"><text:tab/>it did not bother them until they hit the french shoreline </text:p>
      <text:p text:style-name="Standard"><text:tab/><text:tab/>the flak hit soldiers in the planes </text:p>
      <text:p text:style-name="Standard"/>
      <text:p text:style-name="Standard">He was happy to jump out of the plane </text:p>
      <text:p text:style-name="Standard"><text:tab/>“you don't think too much, It's instincts” </text:p>
      <text:p text:style-name="Standard"/>
      <text:p text:style-name="Standard">he was never hit by any fire from the ground </text:p>
      <text:p text:style-name="Standard"><text:tab/>if they jumped any higher they all would have been killed </text:p>
      <text:p text:style-name="Standard"><text:tab/></text:p>
      <text:p text:style-name="Standard"/>
      <text:p text:style-name="Standard">When he got to the ground he did not know where he was, he ran in the direction of the sound of gunshots</text:p>
      <text:p text:style-name="Standard"><text:tab/>a soldier from the 82<text:span text:style-name="T1">nd</text:span> helped him and his comrade Campbell get out of the shutes</text:p>
      <text:p text:style-name="Standard"/>
      <text:p text:style-name="Standard">they ran into German soldiers within 1000 yards</text:p>
      <text:p text:style-name="Standard"><text:tab/>they heard firing and moved to that sound and they ran into B company of the 82<text:span text:style-name="T1">nd</text:span> airborne </text:p>
      <text:p text:style-name="Standard"><text:tab/></text:p>
      <text:p text:style-name="Standard">They took the town of St. Mary Gleese within 3 hours </text:p>
      <text:p text:style-name="Standard"><text:tab/>he remianed with B company for three days </text:p>
      <text:p text:style-name="Standard"><text:tab/>he rejoined with the 101<text:span text:style-name="T1">st</text:span> at Carentain</text:p>
      <text:p text:style-name="Standard"><text:tab/><text:tab/>reported to Harry Hughes </text:p>
      <text:p text:style-name="Standard"><text:tab/><text:tab/>and then picked up his gear</text:p>
      <text:p text:style-name="Standard"/>
      <text:p text:style-name="Standard">within 4 hours the clicker communication unit was tossed </text:p>
      <text:p text:style-name="Standard"/>
      <text:p text:style-name="Standard"/>
      <text:p text:style-name="Standard"><text:soft-page-break/>In Carrentan</text:p>
      <text:p text:style-name="Standard"><text:tab/>when coming down Hobart street</text:p>
      <text:p text:style-name="Standard"><text:tab/><text:tab/>the gunner team is trying to take out a german Position</text:p>
      <text:p text:style-name="Standard"><text:tab/>Lyall gets ready to throw a grenade into the german position but as he ran around the corner he <text:tab/>ran into a German soldier, they bumped into on another, both were startled at the time </text:p>
      <text:p text:style-name="Standard"><text:tab/><text:tab/>Lyall thought quickly and shot this soldier </text:p>
      <text:p text:style-name="Standard"><text:tab/></text:p>
      <text:p text:style-name="Standard"><text:tab/>He then waited for his comrades in bakery, and when they came over he was patched up by the <text:tab/>medic (comments on Morphine)</text:p>
      <text:p text:style-name="Standard"><text:tab/>they evacuated him to the beach </text:p>
      <text:p text:style-name="Standard"><text:tab/><text:tab/>he is taken Ohama beach </text:p>
      <text:p text:style-name="Standard"><text:tab/>by the time he is taken back to England he is given multiple shots of Morphine </text:p>
      <text:p text:style-name="Standard"><text:tab/><text:tab/>he had to get over an addiction to morphine before returning to the front </text:p>
      <text:p text:style-name="Standard"><text:tab/><text:tab/>he did not use it ever again </text:p>
      <text:p text:style-name="Standard"><text:tab/></text:p>
      <text:p text:style-name="Standard">His father was from Scotland</text:p>
      <text:p text:style-name="Standard"><text:tab/>Saintclare clan </text:p>
      <text:p text:style-name="Standard"><text:tab/>he reunited with his father when in Great Britian </text:p>
      <text:p text:style-name="Standard"><text:tab/>talked with his father about his time as a child and how this helped him become a better soldier</text:p>
      <text:p text:style-name="Standard"/>
      <text:p text:style-name="Standard">after 3 days, his father left the Hospital </text:p>
      <text:p text:style-name="Standard"/>
      <text:p text:style-name="Standard">He was assigned to E company and remained there for the war </text:p>
      <text:p text:style-name="Standard"><text:tab/>the next jump was going into Holland</text:p>
      <text:p text:style-name="Standard"><text:tab/></text:p>
      <text:p text:style-name="Standard"><text:tab/>on this mission he was to take a bridge</text:p>
      <text:p text:style-name="Standard"/>
      <text:p text:style-name="Standard">two night jumps one day </text:p>
      <text:p text:style-name="Standard"><text:tab/>a lot of work around bridges </text:p>
      <text:p text:style-name="Standard"><text:tab/>September they went to Mauberan France </text:p>
      <text:p text:style-name="Standard"/>
      <text:p text:style-name="Standard">First Platoon was the spear of the company </text:p>
      <text:p text:style-name="Standard"><text:tab/>second platoon was to the right flank</text:p>
      <text:p text:style-name="Standard"><text:tab/>third on the left</text:p>
      <text:p text:style-name="Standard"/>
      <text:p text:style-name="Standard">As soon as they got across the bridge </text:p>
      <text:p text:style-name="Standard"><text:tab/>they ran across a few germans, they surprised the Germans </text:p>
      <text:p text:style-name="Standard"/>
      <text:p text:style-name="Standard">there was about a battalion at this position that needed to be taken </text:p>
      <text:p text:style-name="Standard"><text:tab/>getting in was no problem, getting back was hard </text:p>
      <text:p text:style-name="Standard"><text:tab/>he always shot to wound someone, never to kill them </text:p>
      <text:p text:style-name="Standard"/>
      <text:p text:style-name="Standard">They get into Eintoven and take all the bridges around the town </text:p>
      <text:p text:style-name="Standard"><text:tab/>their comrades were a day and a half late </text:p>
      <text:p text:style-name="Standard"><text:tab/>right outside of the town there was a barn and a house</text:p>
      <text:p text:style-name="Standard"><text:tab/><text:tab/>there were Germans here</text:p>
      <text:p text:style-name="Standard"><text:tab/><text:tab/>a 10 year old member of the Holland resistance helped him</text:p>
      <text:p text:style-name="Standard"/>
      <text:p text:style-name="Standard">when they liberated the town the people were celebrating their arrival </text:p>
      <text:p text:style-name="Standard"><text:soft-page-break/><text:tab/>by the third of fourth hour they placed the machine gun on a building overlooking the road</text:p>
      <text:p text:style-name="Standard"><text:tab/>then a mortar round hits the glass below them and they stumbled on the Hieniken factory</text:p>
      <text:p text:style-name="Standard"/>
      <text:p text:style-name="Standard">They came down from the building and headed out of the town by way of trucks </text:p>
      <text:p text:style-name="Standard"><text:tab/>The Germans almost destroyed the 502<text:span text:style-name="T1">nd</text:span> not far from their position</text:p>
      <text:p text:style-name="Standard">He and a comrade gained a German Panzershek and ammo</text:p>
      <text:p text:style-name="Standard"><text:tab/>they knocked out a German hafltrack</text:p>
      <text:p text:style-name="Standard"><text:tab/>after that they came across a panzer mark IV, they took out the treads and then ran </text:p>
      <text:p text:style-name="Standard"><text:tab/>they ran into an apple orchard and they sustained fire from the Germans</text:p>
      <text:p text:style-name="Standard"><text:tab/><text:tab/>they also ate green apples and got dissentary </text:p>
      <text:p text:style-name="Standard">After Uden </text:p>
      <text:p text:style-name="Standard"><text:tab/>they headed to Neimegen </text:p>
      <text:p text:style-name="Standard"><text:tab/>the 82<text:span text:style-name="T1">nd</text:span> secured bridges </text:p>
      <text:p text:style-name="Standard"><text:tab/>they were on the low ground and fought the Germans at a sea wall </text:p>
      <text:p text:style-name="Standard"><text:tab/><text:tab/>one of his friends got hit with a mortar round </text:p>
      <text:p text:style-name="Standard"><text:tab/>In between the seawalls the Germans could see them in the knee high grass </text:p>
      <text:p text:style-name="Standard"><text:tab/><text:tab/>for a long time they remained here and held their position</text:p>
      <text:p text:style-name="Standard"><text:tab/>used two machine guns for covering fire </text:p>
      <text:p text:style-name="Standard"><text:tab/></text:p>
      <text:p text:style-name="Standard">October 15<text:span text:style-name="T1">th</text:span></text:p>
      <text:p text:style-name="Standard"><text:tab/>The expected a counter attack </text:p>
      <text:p text:style-name="Standard"><text:tab/>he went to get more ammo and he is hit by a mortar, Shrapnal went into his leg</text:p>
      <text:p text:style-name="Standard"><text:tab/><text:tab/>he was transferred to Brussels </text:p>
      <text:p text:style-name="Standard"><text:tab/><text:tab/>there until November </text:p>
      <text:p text:style-name="Standard"><text:tab/>the company was headed to Maumilaun, France</text:p>
      <text:p text:style-name="Standard"><text:tab/><text:tab/>he met back up with his company</text:p>
      <text:p text:style-name="Standard"><text:tab/><text:tab/></text:p>
      <text:p text:style-name="Standard">by december 17<text:span text:style-name="T1">th</text:span> he was told to move out and they shipped out in trucks </text:p>
      <text:p text:style-name="Standard"><text:tab/>he had one bandoller </text:p>
      <text:p text:style-name="Standard"><text:tab/>he got an old M1 and two grenades </text:p>
      <text:p text:style-name="Standard"><text:tab/>he got outside Bastonge and they marched into the forest</text:p>
      <text:p text:style-name="Standard"><text:tab/><text:tab/>as they were entering people were leaving and they got all the ammo they could from <text:tab/><text:tab/><text:tab/>them </text:p>
      <text:p text:style-name="Standard"><text:tab/>they should have taken the coats</text:p>
      <text:p text:style-name="Standard"/>
      <text:p text:style-name="Standard">The Outskirts of Bastogne</text:p>
      <text:p text:style-name="Standard"><text:tab/>about 5-6 miles from the town </text:p>
      <text:p text:style-name="Standard"><text:tab/>they went on a patrol </text:p>
      <text:p text:style-name="Standard"><text:tab/><text:tab/>they reached a railroad and the Germans were on the other side</text:p>
      <text:p text:style-name="Standard"><text:tab/><text:tab/>Lyall heard Germans and made them scatter </text:p>
      <text:p text:style-name="Standard"><text:tab/>the company met them and they remained there for a few days</text:p>
      <text:p text:style-name="Standard"/>
      <text:p text:style-name="Standard">next they had to take Foye</text:p>
      <text:p text:style-name="Standard"><text:tab/>and they had to chase the Germans after the reserves came in</text:p>
      <text:p text:style-name="Standard"/>
      <text:p text:style-name="Standard">They lost more ment chasing the Germans then on the defensive </text:p>
      <text:p text:style-name="Standard"><text:tab/>They took Foye</text:p>
      <text:p text:style-name="Standard"><text:tab/><text:tab/>then they got to Noville and he was wounded again </text:p>
      <text:p text:style-name="Standard"><text:tab/><text:tab/>he was fixed up by the 101<text:span text:style-name="T1">st</text:span> doctor and </text:p>
      <text:p text:style-name="Standard"><text:soft-page-break/></text:p>
      <text:p text:style-name="Standard">It was quiet in Noville </text:p>
      <text:p text:style-name="Standard"><text:tab/>the German tanks were being assaulted by airplanes at this point</text:p>
      <text:p text:style-name="Standard"><text:tab/>they were called out back to Maumilaun and they spent a few weeks there </text:p>
      <text:p text:style-name="Standard"/>
      <text:p text:style-name="Standard">They went from town to town and then they soon reached the banks of the Rhine </text:p>
      <text:p text:style-name="Standard"><text:tab/>then they are told to go to Munich and Bavaria </text:p>
      <text:p text:style-name="Standard"><text:tab/>their orders were to breach Austria and fight the german Guerillas in the mountains </text:p>
      <text:p text:style-name="Standard"><text:tab/></text:p>
      <text:p text:style-name="Standard">They got to Hitler's house and the radios were still on </text:p>
      <text:p text:style-name="Standard"><text:tab/>they found a jeep in the Kitchen – the house had an elevator</text:p>
      <text:p text:style-name="Standard"><text:tab/>they found the liquor cabinet </text:p>
      <text:p text:style-name="Standard"><text:tab/>Spears had them send trucks to get the booze</text:p>
      <text:p text:style-name="Standard"><text:tab/><text:tab/>they spent a few days there enjoying themselves</text:p>
      <text:p text:style-name="Standard"><text:tab/>the war had ended by now</text:p>
      <text:p text:style-name="Standard">people had weapons and were drunk a bad combination </text:p>
      <text:p text:style-name="Standard"/>
      <text:p text:style-name="Standard"><text:tab/>they took first and second platoon into the Alps </text:p>
      <text:p text:style-name="Standard"><text:tab/><text:tab/>they got some soldiers to surrender </text:p>
      <text:p text:style-name="Standard"><text:tab/><text:tab/>the Guerillas were no where to be found </text:p>
      <text:p text:style-name="Standard"><text:tab/>the war was over and the soldiers were relaxing and they were told they may be going to the Pacific </text:p>
      <text:p text:style-name="Standard"><text:tab/>they could re-enlist and they gave you special privlages (Perminant warrent)</text:p>
      <text:p text:style-name="Standard"><text:tab/><text:tab/>Lyall did just this and they went home </text:p>
      <text:p text:style-name="Standard"/>
      <text:p text:style-name="Standard">In Febuary the 82<text:span text:style-name="T1">nd</text:span> made the march and Lyall joined them </text:p>
      <text:p text:style-name="Standard"><text:tab/>wound up at Fort Brag and then reassigned </text:p>
      <text:p text:style-name="Standard"/>
      <text:p text:style-name="Standard">B Company 508 in Frankfurt, Germany</text:p>
      <text:p text:style-name="Standard"><text:tab/>he got a driver with this arrangement </text:p>
      <text:p text:style-name="Standard"><text:tab/>he could stay here with his wife</text:p>
      <text:p text:style-name="Standard"/>
      <text:p text:style-name="Standard">He visited Auchenbach, it was destroyed during the war</text:p>
      <text:p text:style-name="Standard"><text:tab/>he met the family of a German Paratrooper</text:p>
      <text:p text:style-name="Standard"><text:tab/>he offered him a place to stay </text:p>
      <text:p text:style-name="Standard"><text:tab/><text:tab/>they remained there for three years </text:p>
      <text:p text:style-name="Standard"><text:tab/>out of a month he would be home 12 days </text:p>
      <text:p text:style-name="Standard"><text:tab/></text:p>
      <text:p text:style-name="Standard">he would go to a ski lodge in Austria </text:p>
      <text:p text:style-name="Standard"><text:tab/>he brought his new firend and their family</text:p>
      <text:p text:style-name="Standard"><text:tab/></text:p>
      <text:p text:style-name="Standard">when Lyall had to leave, he made sure this Paratrooper had a job</text:p>
      <text:p text:style-name="Standard"/>
      <text:p text:style-name="Standard"><text:tab/>Lyall was then part of the MAG – Military Advisory Groups</text:p>
      <text:p text:style-name="Standard"><text:tab/><text:tab/>his job was MAGR</text:p>
      <text:p text:style-name="Standard"><text:tab/><text:tab/><text:tab/>he was tasked with gaining information</text:p>
      <text:p text:style-name="Standard"><text:tab/><text:tab/>he was a team leader</text:p>
      <text:p text:style-name="Standard"><text:tab/><text:tab/><text:tab/>he had four people under him </text:p>
      <text:p text:style-name="Standard"><text:tab/><text:tab/>went to a number of places before landing in Taiwan </text:p>
      <text:p text:style-name="Standard"><text:soft-page-break/><text:tab/>he was to instruct the Chinese nationalist army </text:p>
      <text:p text:style-name="Standard"/>
      <text:p text:style-name="Standard">after the war he brought money home for his family </text:p>
      <text:p text:style-name="Standard"><text:tab/>his father did as well from his travels </text:p>
      <text:p text:style-name="Standard"><text:tab/></text:p>
      <text:p text:style-name="Standard">His father died in 1956</text:p>
      <text:p text:style-name="Standard"><text:tab/>got to the hospital the day before he died</text:p>
      <text:p text:style-name="Standard"><text:tab/>two years later his mother died </text:p>
      <text:p text:style-name="Standard"/>
      <text:p text:style-name="Standard">by this time he was in the Special forces in Panama </text:p>
      <text:p text:style-name="Standard"><text:tab/>training locals</text:p>
      <text:p text:style-name="Standard">he went back to E company 506<text:span text:style-name="T1">th</text:span> </text:p>
      <text:p text:style-name="Standard"/>
      <text:p text:style-name="Standard"/>
      <text:p text:style-name="Standard">Concentration camps </text:p>
      <text:p text:style-name="Standard"><text:tab/>Bull came across the camp and the stench was horrible </text:p>
      <text:p text:style-name="Standard"><text:tab/>they all went down, to see a work camp</text:p>
      <text:p text:style-name="Standard"><text:tab/><text:tab/></text:p>
      <text:p text:style-name="Standard">he was one of the first people in the camp – outside of Austria </text:p>
      <text:p text:style-name="Standard"><text:tab/>they walked into the barracks and there were dead people everywhere </text:p>
      <text:p text:style-name="Standard"><text:tab/>they started feeding them, some died from this </text:p>
      <text:p text:style-name="Standard">They followed the railroad down about a mile and a half </text:p>
      <text:p text:style-name="Standard"><text:tab/>they found another camp, they shot the german guards and busted down the gates</text:p>
      <text:p text:style-name="Standard"><text:tab/>he saw prisoners rip apart guards </text:p>
      <text:p text:style-name="Standard"><text:tab/><text:tab/>one prisoner spoke english and showed the soldiers 8-milimeter film reels </text:p>
      <text:p text:style-name="Standard"><text:tab/><text:tab/>he saw the filmed experiments of the German scientists on children</text:p>
      <text:p text:style-name="Standard"><text:tab/><text:tab/>they would perform outragious experiments and write down the results </text:p>
      <text:p text:style-name="Standard"><text:tab/>they got all the tapes </text:p>
      <text:p text:style-name="Standard"><text:tab/>he saw the ovens</text:p>
      <text:p text:style-name="Standard"/>
      <text:p text:style-name="Standard"><text:tab/>they caught a few German officers before the inmates got to them </text:p>
      <text:p text:style-name="Standard">Patton's third army came in and they left </text:p>
      <text:p text:style-name="Standard"><text:tab/>the commanders did not take aways weapons and people got too drunk</text:p>
      <text:p text:style-name="Standard"><text:tab/>there is no way they did not know</text:p>
      <text:p text:style-name="Standard"><text:tab/><text:tab/>in town they used these prisoners </text:p>
      <text:p text:style-name="Standard"/>
      <text:p text:style-name="Standard"><text:tab/>he made an oblivious town clean up the bodies at the camp</text:p>
      <text:p text:style-name="Standard"/>
      <text:p text:style-name="Standard">Mind set on German soldier</text:p>
      <text:p text:style-name="Standard"><text:tab/>the only difference between them was language </text:p>
      <text:p text:style-name="Standard"><text:tab/></text:p>
      <text:p text:style-name="Standard">a lot of people brought food to the people </text:p>
      <text:p text:style-name="Standard"><text:tab/>there was no hatred between him and the Germans </text:p>
      <text:p text:style-name="Standard"><text:tab/></text:p>
      <text:p text:style-name="Standard">there was honor between regulars, the SS were ingrades</text:p>
      <text:p text:style-name="Standard"><text:tab/>the SS were the worst they were sadistic </text:p>
      <text:p text:style-name="Standard"><text:tab/>the people were nice </text:p>
      <text:p text:style-name="Standard"><text:tab/><text:tab/>there were tales of Germans yet he did not know of the truths </text:p>
      <text:p text:style-name="Standard">it was a tight organization </text:p>
      <text:p text:style-name="Standard"><text:soft-page-break/></text:p>
      <text:p text:style-name="Standard">when he got back to E company and he trained in dealing with Atomic weapons </text:p>
      <text:p text:style-name="Standard"><text:tab/></text:p>
      <text:p text:style-name="Standard">Richard Winters </text:p>
      <text:p text:style-name="Standard"><text:tab/>he reported to him at one point </text:p>
      <text:p text:style-name="Standard"><text:tab/>never heard him say anything nasty </text:p>
      <text:p text:style-name="Standard"><text:tab/>he was a saint </text:p>
      <text:p text:style-name="Standard"><text:tab/><text:tab/>when he said to do something, you do it </text:p>
      <text:p text:style-name="Standard"><text:tab/>In Auburn </text:p>
      <text:p text:style-name="Standard"><text:tab/><text:tab/>Winters was very strict</text:p>
      <text:p text:style-name="Standard">he even celebrated a birthday with the man </text:p>
      <text:p text:style-name="Standard">he was the kind of man you would do anything for</text:p>
      <text:p text:style-name="Standard"/>
      <text:p text:style-name="Standard">out of the entire war one thing that stands out </text:p>
      <text:p text:style-name="Standard"><text:tab/>he had a killing mentality for a bit during the war </text:p>
      <text:p text:style-name="Standard"><text:tab/>his job was to outdo the German </text:p>
      <text:p text:style-name="Standard"><text:tab/>he saw a few guys in the company lose it </text:p>
      <text:p text:style-name="Standard"/>
      <text:p text:style-name="Standard">good friends </text:p>
      <text:p text:style-name="Standard"><text:tab/>Christianson – Mr. America</text:p>
      <text:p text:style-name="Standard"><text:tab/>Burton</text:p>
      <text:p text:style-name="Standard"><text:tab/>Earl Hale </text:p>
      <text:p text:style-name="Standard"><text:tab/>Johnny Martin</text:p>
      <text:p text:style-name="Standard"><text:tab/>Tad Rago </text:p>
      <text:p text:style-name="Standard">he had a lot of good friends </text:p>
      <text:p text:style-name="Standard"/>
      <text:p text:style-name="Standard">in second platoon </text:p>
      <text:p text:style-name="Standard"><text:tab/>a few guys who he was friendly with and one man in the third Platoon </text:p>
      <text:p text:style-name="Standard"/>
      <text:p text:style-name="Standard"/>
      <text:p text:style-name="Standard"/>
      <text:p text:style-name="Standard">Captian Spears was another shining example </text:p>
      <text:p text:style-name="Standard"><text:tab/>he had a leadership quality </text:p>
      <text:p text:style-name="Standard"><text:tab/></text:p>
      <text:p text:style-name="Standard">Captain Sobel </text:p>
      <text:p text:style-name="Standard"><text:tab/>he was in charge of the jump school that Lyall went to</text:p>
      <text:p text:style-name="Standard"><text:tab/></text:p>
      <text:p text:style-name="Standard">later Military career</text:p>
      <text:p text:style-name="Standard"><text:tab/>he was with B company 508 </text:p>
      <text:p text:style-name="Standard"><text:tab/>stayed with them for a few years </text:p>
      <text:p text:style-name="Standard"><text:tab/></text:p>
      <text:p text:style-name="Standard">in 1948-49 he was picked for recondo school </text:p>
      <text:p text:style-name="Standard"><text:tab/>he accepted and then he went to fort Brag </text:p>
      <text:p text:style-name="Standard"><text:tab/><text:tab/>he had four men with him - his team </text:p>
      <text:p text:style-name="Standard"><text:tab/><text:tab/><text:tab/>Linguist</text:p>
      <text:p text:style-name="Standard"><text:tab/><text:tab/><text:tab/>Demolition</text:p>
      <text:p text:style-name="Standard"><text:tab/><text:tab/><text:tab/>Communications </text:p>
      <text:p text:style-name="Standard"><text:tab/><text:tab/><text:tab/></text:p>
      <text:p text:style-name="Standard">Fort Overing in California </text:p>
      <text:p text:style-name="Standard"><text:soft-page-break/><text:tab/>desert training </text:p>
      <text:p text:style-name="Standard">They were given a canteen of water, a combat knife and a d-ration bar and they had to last a week.</text:p>
      <text:p text:style-name="Standard"><text:tab/><text:tab/>You have to find water in the desert and find food as well </text:p>
      <text:p text:style-name="Standard"><text:tab/><text:tab/></text:p>
      <text:p text:style-name="Standard">they stayed four weeks in the desert </text:p>
      <text:p text:style-name="Standard"><text:tab/>nobody did not make it </text:p>
      <text:p text:style-name="Standard">Then they went to Okiepanoki swamp and set up camp there </text:p>
      <text:p text:style-name="Standard"><text:tab/>these are the swamps of the Semanoles </text:p>
      <text:p text:style-name="Standard"><text:tab/>he could tell north and south by flow of the streams, his background helped him in this program </text:p>
      <text:p text:style-name="Standard"><text:tab/>he was tasked with learning how to absove a crisis and how to prepare food and water </text:p>
      <text:p text:style-name="Standard"><text:tab/></text:p>
      <text:p text:style-name="Standard">they went to colorado, near Vail</text:p>
      <text:p text:style-name="Standard"><text:tab/>they learned how to climb mountains </text:p>
      <text:p text:style-name="Standard"><text:tab/>they pacticed skiing</text:p>
      <text:p text:style-name="Standard"><text:tab/>they had to climb a pole and zip lining </text:p>
      <text:p text:style-name="Standard"><text:tab/>patoling and living off the mountains </text:p>
      <text:p text:style-name="Standard"><text:tab/><text:tab/>how to live off the land in the mountains </text:p>
      <text:p text:style-name="Standard"><text:tab/></text:p>
      <text:p text:style-name="Standard">then Lyall went to Commando School</text:p>
      <text:p text:style-name="Standard"><text:tab/>6 weeks – in Scotland </text:p>
      <text:p text:style-name="Standard"><text:tab/>as soon as they get there they were told to get off the road because they would be attacked</text:p>
      <text:p text:style-name="Standard"><text:tab/>the next day they did just that and avoided the spitfire</text:p>
      <text:p text:style-name="Standard"><text:tab/>they practiced mountian climbing and hand to hand combat </text:p>
      <text:p text:style-name="Standard"><text:tab/></text:p>
      <text:p text:style-name="Standard">they then went back to Fort Brag</text:p>
      <text:p text:style-name="Standard"><text:tab/>8 months</text:p>
      <text:p text:style-name="Standard"><text:tab/><text:tab/>he was to to train special forces </text:p>
      <text:p text:style-name="Standard"><text:tab/><text:tab/></text:p>
      <text:p text:style-name="Standard">in 1950 he was assigned 187<text:span text:style-name="T1">th</text:span> combat team </text:p>
      <text:p text:style-name="Standard"><text:tab/>he was sent to Japan </text:p>
      <text:p text:style-name="Standard"><text:tab/>he prepared to jump into Korea </text:p>
      <text:p text:style-name="Standard"><text:tab/><text:tab/>his job was to hold bridges on the yengzee river in China </text:p>
      <text:p text:style-name="Standard">They had American prisoners in a railroad tunnel</text:p>
      <text:p text:style-name="Standard"><text:tab/>Lyall and his soldiers chased and never caught the perps </text:p>
      <text:p text:style-name="Standard"/>
      <text:p text:style-name="Standard">He returned to Japan and then sent to Taiwan </text:p>
      <text:p text:style-name="Standard"><text:tab/>he was to train the Chinese Nationalist officers </text:p>
      <text:p text:style-name="Standard"><text:tab/></text:p>
      <text:p text:style-name="Standard">once this task was well in hand he was presented with a map of Indo-China</text:p>
      <text:p text:style-name="Standard"><text:tab/>Lyall knew the french to be there</text:p>
      <text:p text:style-name="Standard">he flew to Laos </text:p>
      <text:p text:style-name="Standard"><text:tab/>on a CIA plane </text:p>
      <text:p text:style-name="Standard"><text:tab/> he met his friends there </text:p>
      <text:p text:style-name="Standard"/>
      <text:p text:style-name="Standard">there job was to send supplies to Dien Bien Phu</text:p>
      <text:p text:style-name="Standard"><text:tab/>they used trickery in order to get the plane into enemy territory without taking fire </text:p>
      <text:p text:style-name="Standard"><text:tab/>the decoy planes were taking more fire, one was lost </text:p>
      <text:p text:style-name="Standard"><text:tab/></text:p>
      <text:p text:style-name="Standard">he arrived at Dien Bien Phu and the plane was destroyed, </text:p>
      <text:p text:style-name="Standard"><text:soft-page-break/><text:tab/>then they did some recon to see where the Vietmihn were setting up their attacks </text:p>
      <text:p text:style-name="Standard"><text:tab/>at a base 8 miles away </text:p>
      <text:p text:style-name="Standard"><text:tab/></text:p>
      <text:p text:style-name="Standard">The whole place is a swamp and since they had nothing on them american they needed to get out </text:p>
      <text:p text:style-name="Standard"><text:tab/>they battled at Isabelle</text:p>
      <text:p text:style-name="Standard"><text:tab/>they handed all their guns to the french and snuck out into the mud</text:p>
      <text:p text:style-name="Standard"><text:tab/>they swam for over 8 hours in the swamp, they let the tide take them away </text:p>
      <text:p text:style-name="Standard"/>
      <text:p text:style-name="Standard">the were found by a french patrol and they got to hanoi </text:p>
      <text:p text:style-name="Standard"><text:tab/>and they flew back to Taiwan </text:p>
      <text:p text:style-name="Standard"/>
      <text:p text:style-name="Standard">he had heard stories of the French being victims of terror tactics from the Vietnamese</text:p>
      <text:p text:style-name="Standard"/>
      <text:p text:style-name="Standard">then he returned to the 506<text:span text:style-name="T1">th</text:span> in Kentucky</text:p>
      <text:p text:style-name="Standard"><text:tab/>he was part of a program that was integrating atomic weaponry </text:p>
      <text:p text:style-name="Standard">after 4-5 months </text:p>
      <text:p text:style-name="Standard"><text:tab/></text:p>
      <text:p text:style-name="Standard"><text:tab/>they were told they were going for an air assault</text:p>
      <text:p text:style-name="Standard"/>
      <text:p text:style-name="Standard">they experimented with all kind of new gear including skyhook</text:p>
      <text:p text:style-name="Standard"/>
      <text:p text:style-name="Standard">After that there was not much adventure</text:p>
      <text:p text:style-name="Standard"><text:tab/>did work in south America – will not get into.....</text:p>
      <text:p text:style-name="Standard"><text:tab/>Indo-China</text:p>
      <text:p text:style-name="Standard"/>
      <text:p text:style-name="Standard">he went to Kentucky to train special forces </text:p>
      <text:p text:style-name="Standard"><text:tab/></text:p>
      <text:p text:style-name="Standard">he does not regret one minute of his time in the service </text:p>
      <text:p text:style-name="Standard"><text:tab/></text:p>
      <text:p text:style-name="Standard">he has some issues with Band of Brothers but all in all the stories are good 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2:54:37</meta:creation-date>
    <dc:date>2017-03-13T16:24:57</dc:date>
    <meta:editing-duration>PT33M53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9" meta:paragraph-count="356" meta:word-count="2748" meta:character-count="14525"/>
  </office:meta>
</office:document-meta>
</file>